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ou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from</text:p>
          </table:table-cell>
          <table:table-cell office:value-type="string" calcext:value-type="string">
            <text:p>y from</text:p>
          </table:table-cell>
          <table:table-cell office:value-type="string" calcext:value-type="string">
            <text:p>x to</text:p>
          </table:table-cell>
          <table:table-cell office:value-type="string" calcext:value-type="string">
            <text:p>y t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82" calcext:value-type="float">
            <text:p>82</text:p>
          </table:table-cell>
          <table:table-cell table:formula="of:=[.C9]-[.A9]" office:value-type="float" office:value="70" calcext:value-type="float">
            <text:p>70</text:p>
          </table:table-cell>
          <table:table-cell table:formula="of:=[.D9]-[.B9]" office:value-type="float" office:value="57" calcext:value-type="float">
            <text:p>5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/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style-name="ce1" table:formula="of:=(([.C13]-[.B13])/2)+[.B13]" office:value-type="float" office:value="103.5" calcext:value-type="float">
            <text:p>104</text:p>
          </table:table-cell>
          <table:table-cell/>
          <table:table-cell table:formula="of:=[.C13]-[.B1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" table:formula="of:=(([.C14]-[.B14])/2)+[.B14]" office:value-type="float" office:value="147" calcext:value-type="float">
            <text:p>147</text:p>
          </table:table-cell>
          <table:table-cell/>
          <table:table-cell table:formula="of:=[.C14]-[.B14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" table:formula="of:=(([.C15]-[.B15])/2)+[.B15]" office:value-type="float" office:value="190.5" calcext:value-type="float">
            <text:p>191</text:p>
          </table:table-cell>
          <table:table-cell/>
          <table:table-cell table:formula="of:=[.C15]-[.B15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" table:formula="of:=(([.C16]-[.B16])/2)+[.B16]" office:value-type="float" office:value="233.5" calcext:value-type="float">
            <text:p>234</text:p>
          </table:table-cell>
          <table:table-cell/>
          <table:table-cell table:formula="of:=[.C16]-[.B16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table:formula="of:=[.C16]"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table:style-name="ce1" table:formula="of:=(([.C17]-[.B17])/2)+[.B17]" office:value-type="float" office:value="276.5" calcext:value-type="float">
            <text:p>277</text:p>
          </table:table-cell>
          <table:table-cell/>
          <table:table-cell table:formula="of:=[.C17]-[.B17]" office:value-type="float" office:value="43" calcext:value-type="float">
            <text:p>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table:formula="of:=(([.C20]-[.B20])/2)+[.B20]" office:value-type="float" office:value="363" calcext:value-type="float">
            <text:p>363</text:p>
          </table:table-cell>
          <table:table-cell/>
          <table:table-cell table:formula="of:=[.C20]-[.B20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" table:formula="of:=(([.C21]-[.B21])/2)+[.B21]" office:value-type="float" office:value="406.5" calcext:value-type="float">
            <text:p>407</text:p>
          </table:table-cell>
          <table:table-cell/>
          <table:table-cell table:formula="of:=[.C21]-[.B2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" table:formula="of:=(([.C22]-[.B22])/2)+[.B22]" office:value-type="float" office:value="449.5" calcext:value-type="float">
            <text:p>450</text:p>
          </table:table-cell>
          <table:table-cell/>
          <table:table-cell table:formula="of:=[.C22]-[.B22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" table:formula="of:=(([.C23]-[.B23])/2)+[.B23]" office:value-type="float" office:value="492.5" calcext:value-type="float">
            <text:p>493</text:p>
          </table:table-cell>
          <table:table-cell/>
          <table:table-cell table:formula="of:=[.C23]-[.B2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table:formula="of:=[.C23]" office:value-type="float" office:value="514" calcext:value-type="float">
            <text:p>514</text:p>
          </table:table-cell>
          <table:table-cell office:value-type="float" office:value="557" calcext:value-type="float">
            <text:p>557</text:p>
          </table:table-cell>
          <table:table-cell table:style-name="ce1" table:formula="of:=(([.C24]-[.B24])/2)+[.B24]" office:value-type="float" office:value="535.5" calcext:value-type="float">
            <text:p>536</text:p>
          </table:table-cell>
          <table:table-cell/>
          <table:table-cell table:formula="of:=[.C24]-[.B24]"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2-03T11:57:10.010000000</dc:date>
    <meta:editing-duration>PT3M48S</meta:editing-duration>
    <meta:editing-cycles>1</meta:editing-cycles>
    <meta:document-statistic meta:table-count="1" meta:cell-count="96" meta:object-count="0"/>
    <meta:generator>LibreOffice/6.3.4.2$Windows_X86_64 LibreOffice_project/60da17e045e08f1793c57c00ba83cdfce946d0aa</meta:generator>
  </office:meta>
</office:document-meta>
</file>